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Sans" svg:font-family="Sans" style:font-family-generic="swiss"/>
    <style:font-face style:name="Sans serif" svg:font-family="'Sans serif'"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margin-left="0cm" fo:margin-right="0cm" fo:line-height="100%" fo:text-align="justify" style:justify-single-word="false" fo:orphans="2" fo:widows="2" fo:text-indent="0cm" style:auto-text-indent="false"/>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Standard">
      <style:paragraph-properties fo:text-align="justify" style:justify-single-word="false"/>
      <style:text-properties fo:color="#000000" style:font-name="Ubuntu" style:text-underline-style="none" officeooo:rsid="00049874" officeooo:paragraph-rsid="000507b7"/>
    </style:style>
    <style:style style:name="P5" style:family="paragraph" style:parent-style-name="Standard">
      <style:paragraph-properties fo:text-align="justify" style:justify-single-word="false"/>
      <style:text-properties style:font-name="Ubuntu"/>
    </style:style>
    <style:style style:name="P6" style:family="paragraph" style:parent-style-name="Standard">
      <style:paragraph-properties fo:text-align="justify" style:justify-single-word="false"/>
      <style:text-properties style:font-name="Ubuntu" officeooo:rsid="00049874"/>
    </style:style>
    <style:style style:name="P7" style:family="paragraph" style:parent-style-name="Standard">
      <style:paragraph-properties fo:text-align="justify" style:justify-single-word="false"/>
      <style:text-properties style:font-name="Ubuntu" officeooo:rsid="00049874" officeooo:paragraph-rsid="00049874"/>
    </style:style>
    <style:style style:name="P8" style:family="paragraph" style:parent-style-name="Standard">
      <style:paragraph-properties fo:text-align="justify" style:justify-single-word="false"/>
      <style:text-properties style:font-name="Ubuntu" officeooo:rsid="00049874" officeooo:paragraph-rsid="000d0117"/>
    </style:style>
    <style:style style:name="P9" style:family="paragraph" style:parent-style-name="Standard">
      <style:paragraph-properties fo:text-align="justify" style:justify-single-word="false"/>
      <style:text-properties style:font-name="Ubuntu" officeooo:rsid="00049874" officeooo:paragraph-rsid="0004d149"/>
    </style:style>
    <style:style style:name="P10" style:family="paragraph" style:parent-style-name="Standard">
      <style:paragraph-properties fo:text-align="justify" style:justify-single-word="false"/>
      <style:text-properties style:font-name="Ubuntu" officeooo:rsid="00049874" officeooo:paragraph-rsid="000507b7"/>
    </style:style>
    <style:style style:name="P11" style:family="paragraph" style:parent-style-name="Standard">
      <style:paragraph-properties fo:text-align="justify" style:justify-single-word="false"/>
      <style:text-properties style:font-name="Ubuntu" officeooo:rsid="000d0117" officeooo:paragraph-rsid="000d0117"/>
    </style:style>
    <style:style style:name="P12" style:family="paragraph" style:parent-style-name="Standard">
      <style:paragraph-properties fo:text-align="justify" style:justify-single-word="false"/>
      <style:text-properties style:font-name="Ubuntu" officeooo:rsid="0004d149" officeooo:paragraph-rsid="000aca76"/>
    </style:style>
    <style:style style:name="P13" style:family="paragraph" style:parent-style-name="Standard">
      <style:paragraph-properties fo:text-align="justify" style:justify-single-word="false"/>
      <style:text-properties style:font-name="Ubuntu" officeooo:rsid="0004d149" officeooo:paragraph-rsid="000bc6bd"/>
    </style:style>
    <style:style style:name="P14" style:family="paragraph" style:parent-style-name="Standard">
      <style:paragraph-properties fo:text-align="justify" style:justify-single-word="false"/>
      <style:text-properties style:font-name="Ubuntu" officeooo:rsid="000507b7" officeooo:paragraph-rsid="000d0117"/>
    </style:style>
    <style:style style:name="P15" style:family="paragraph" style:parent-style-name="Standard">
      <style:paragraph-properties fo:text-align="justify" style:justify-single-word="false"/>
      <style:text-properties style:font-name="Ubuntu" officeooo:rsid="000507b7" officeooo:paragraph-rsid="000507b7"/>
    </style:style>
    <style:style style:name="P16" style:family="paragraph" style:parent-style-name="Standard">
      <style:paragraph-properties fo:text-align="justify" style:justify-single-word="false" fo:break-before="page"/>
      <style:text-properties style:font-name="Ubuntu" fo:font-size="14pt" officeooo:rsid="000507b7" officeooo:paragraph-rsid="000d0117" style:font-size-asian="14pt" style:font-size-complex="14pt"/>
    </style:style>
    <style:style style:name="P17" style:family="paragraph" style:parent-style-name="Text_20_body">
      <style:paragraph-properties fo:text-align="justify" style:justify-single-word="false"/>
      <style:text-properties officeooo:rsid="00049874" officeooo:paragraph-rsid="000507b7"/>
    </style:style>
    <style:style style:name="P18" style:family="paragraph" style:parent-style-name="Text_20_body">
      <style:paragraph-properties fo:margin-left="0cm" fo:margin-right="0cm" fo:line-height="100%" fo:text-align="justify" style:justify-single-word="false" fo:orphans="2" fo:widows="2" fo:text-indent="0cm" style:auto-text-indent="false"/>
    </style:style>
    <style:style style:name="P19" style:family="paragraph" style:parent-style-name="Text_20_body">
      <style:paragraph-properties fo:margin-left="0cm" fo:margin-right="0cm" fo:line-height="100%" fo:text-align="justify" style:justify-single-word="false" fo:orphans="2" fo:widows="2" fo:text-indent="0cm" style:auto-text-indent="false"/>
      <style:text-properties style:font-name="Ubuntu" officeooo:rsid="00205490" officeooo:paragraph-rsid="00205490"/>
    </style:style>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font-name="sans-serif" fo:font-size="10.5pt" fo:letter-spacing="normal" fo:font-style="normal" style:text-underline-style="none" fo:font-weight="normal"/>
    </style:style>
    <style:style style:name="T4" style:family="text">
      <style:text-properties fo:font-variant="normal" fo:text-transform="none" fo:color="#000000" style:font-name="sans-serif" fo:font-size="10.5pt" fo:letter-spacing="normal" fo:font-style="normal" style:text-underline-style="none" fo:font-weight="normal" officeooo:rsid="001f9ee6"/>
    </style:style>
    <style:style style:name="T5" style:family="text">
      <style:text-properties fo:font-variant="normal" fo:text-transform="none" fo:color="#000000" style:font-name="sans-serif" fo:font-size="10.5pt" fo:letter-spacing="normal" fo:font-style="normal" style:text-underline-style="none" fo:font-weight="normal" officeooo:rsid="001fc735"/>
    </style:style>
    <style:style style:name="T6" style:family="text">
      <style:text-properties fo:font-variant="normal" fo:text-transform="none" fo:color="#000000" style:font-name="sans-serif" fo:font-size="10.5pt" fo:letter-spacing="normal" fo:font-style="normal" style:text-underline-style="none" fo:font-weight="bold"/>
    </style:style>
    <style:style style:name="T7" style:family="text">
      <style:text-properties fo:font-variant="normal" fo:text-transform="none" fo:color="#000000" style:font-name="sans-serif" fo:font-size="10.5pt" fo:letter-spacing="normal" fo:font-style="normal" style:text-underline-style="none" fo:font-weight="bold" officeooo:rsid="000507b7"/>
    </style:style>
    <style:style style:name="T8"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1fe3df" style:text-blinking="false"/>
    </style:style>
    <style:style style:name="T10"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style:style>
    <style:style style:name="T11"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style>
    <style:style style:name="T12" style:family="text">
      <style:text-properties fo:font-variant="normal" fo:text-transform="none" fo:color="#000000" style:text-line-through-style="none" style:text-line-through-type="none" fo:font-size="10.5pt" fo:letter-spacing="normal" fo:font-style="normal" style:text-underline-style="none" fo:font-weight="normal" officeooo:rsid="001fe3df" style:text-blinking="false"/>
    </style:style>
    <style:style style:name="T13" style:family="text">
      <style:text-properties fo:font-variant="normal" fo:text-transform="none" fo:color="#000000" style:text-line-through-style="none" style:text-line-through-type="none" fo:font-size="8.25pt" fo:letter-spacing="normal" fo:font-style="normal" style:text-underline-style="none" fo:font-weight="normal" style:text-blinking="false"/>
    </style:style>
    <style:style style:name="T14" style:family="text">
      <style:text-properties fo:font-variant="normal" fo:text-transform="none" fo:color="#000000" style:text-line-through-style="none" style:text-line-through-type="none" style:font-name="Sans" fo:font-size="10.5pt" fo:letter-spacing="normal"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Sans" fo:font-size="10.5pt" fo:letter-spacing="normal" fo:font-style="normal" style:text-underline-style="none" fo:font-weight="normal" officeooo:rsid="001fe3df" style:text-blinking="false"/>
    </style:style>
    <style:style style:name="T16" style:family="text">
      <style:text-properties fo:font-variant="normal" fo:text-transform="none" fo:color="#000000" style:text-line-through-style="none" style:text-line-through-type="none" style:font-name="Sans" fo:font-size="8.25pt" fo:letter-spacing="normal" fo:font-style="normal" style:text-underline-style="none" fo:font-weight="normal" style:text-blinking="false"/>
    </style:style>
    <style:style style:name="T17" style:family="text">
      <style:text-properties fo:font-variant="normal" fo:text-transform="none" fo:color="#000000" style:text-line-through-style="none" style:text-line-through-type="none" style:font-name="Sans serif" fo:font-size="10.5pt" fo:letter-spacing="normal" fo:font-style="normal" style:text-underline-style="none" fo:font-weight="normal" style:text-blinking="false"/>
    </style:style>
    <style:style style:name="T18" style:family="text">
      <style:text-properties fo:font-variant="normal" fo:text-transform="none" fo:color="#000000" style:text-line-through-style="none" style:text-line-through-type="none" style:font-name="Sans serif" fo:font-size="10.5pt" fo:letter-spacing="normal" fo:font-style="normal" style:text-underline-style="none" fo:font-weight="normal" officeooo:rsid="001fe3df" style:text-blinking="false"/>
    </style:style>
    <style:style style:name="T19" style:family="text">
      <style:text-properties fo:font-variant="normal" fo:text-transform="none" fo:color="#000000" style:text-line-through-style="none" style:text-line-through-type="none" style:font-name="Sans serif" fo:font-size="8.25pt" fo:letter-spacing="normal" fo:font-style="normal" style:text-underline-style="none" fo:font-weight="normal" style:text-blinking="false"/>
    </style:style>
    <style:style style:name="T20" style:family="text">
      <style:text-properties fo:font-variant="normal" fo:text-transform="none" fo:color="#000000" style:text-line-through-style="none" style:text-line-through-type="none" style:font-name="Ubuntu" fo:font-size="10.5pt" fo:letter-spacing="normal" fo:font-style="normal" style:text-underline-style="none" fo:font-weight="normal" style:text-blinking="false"/>
    </style:style>
    <style:style style:name="T21" style:family="text">
      <style:text-properties fo:font-variant="normal" fo:text-transform="none" fo:color="#000000" style:text-line-through-style="none" style:text-line-through-type="none" style:font-name="Ubuntu" fo:font-size="10.5pt" fo:letter-spacing="normal" fo:font-style="normal" style:text-underline-style="none" fo:font-weight="normal" officeooo:rsid="001fe3df" style:text-blinking="false"/>
    </style:style>
    <style:style style:name="T22" style:family="text">
      <style:text-properties fo:font-variant="normal" fo:text-transform="none" fo:color="#000000" style:text-line-through-style="none" style:text-line-through-type="none" style:font-name="Ubuntu" fo:font-size="8.25pt" fo:letter-spacing="normal" fo:font-style="normal" style:text-underline-style="none" fo:font-weight="normal" style:text-blinking="false"/>
    </style:style>
    <style:style style:name="T23" style:family="text">
      <style:text-properties fo:font-variant="normal" fo:text-transform="none" fo:color="#000000" fo:font-size="10.5pt" fo:letter-spacing="normal" fo:font-style="normal" style:text-underline-style="none" fo:font-weight="normal"/>
    </style:style>
    <style:style style:name="T24" style:family="text">
      <style:text-properties fo:font-variant="normal" fo:text-transform="none" fo:color="#000000" fo:font-size="10.5pt" fo:letter-spacing="normal" fo:font-style="normal" style:text-underline-style="none" fo:font-weight="normal" officeooo:rsid="001f9ee6"/>
    </style:style>
    <style:style style:name="T25" style:family="text">
      <style:text-properties fo:font-variant="normal" fo:text-transform="none" fo:color="#000000" fo:font-size="10.5pt" fo:letter-spacing="normal" fo:font-style="normal" style:text-underline-style="none" fo:font-weight="bold"/>
    </style:style>
    <style:style style:name="T26" style:family="text">
      <style:text-properties fo:font-variant="normal" fo:text-transform="none" fo:color="#000000" fo:font-size="10.5pt" fo:letter-spacing="normal" fo:font-style="normal" style:text-underline-style="none" fo:font-weight="bold" officeooo:rsid="000507b7"/>
    </style:style>
    <style:style style:name="T27" style:family="text">
      <style:text-properties fo:font-variant="normal" fo:text-transform="none" fo:color="#000000" style:font-name="Sans" fo:font-size="10.5pt" fo:letter-spacing="normal" fo:font-style="normal" style:text-underline-style="none" fo:font-weight="normal"/>
    </style:style>
    <style:style style:name="T28" style:family="text">
      <style:text-properties fo:font-variant="normal" fo:text-transform="none" fo:color="#000000" style:font-name="Sans" fo:font-size="10.5pt" fo:letter-spacing="normal" fo:font-style="normal" style:text-underline-style="none" fo:font-weight="normal" officeooo:rsid="001f9ee6"/>
    </style:style>
    <style:style style:name="T29" style:family="text">
      <style:text-properties fo:font-variant="normal" fo:text-transform="none" fo:color="#000000" style:font-name="Sans" fo:font-size="10.5pt" fo:letter-spacing="normal" fo:font-style="normal" style:text-underline-style="none" fo:font-weight="bold"/>
    </style:style>
    <style:style style:name="T30" style:family="text">
      <style:text-properties fo:font-variant="normal" fo:text-transform="none" fo:color="#000000" style:font-name="Sans" fo:font-size="10.5pt" fo:letter-spacing="normal" fo:font-style="normal" style:text-underline-style="none" fo:font-weight="bold" officeooo:rsid="000507b7"/>
    </style:style>
    <style:style style:name="T31" style:family="text">
      <style:text-properties fo:font-variant="normal" fo:text-transform="none" fo:color="#000000" style:font-name="Sans serif" fo:font-size="10.5pt" fo:letter-spacing="normal" fo:font-style="normal" style:text-underline-style="none" fo:font-weight="normal"/>
    </style:style>
    <style:style style:name="T32" style:family="text">
      <style:text-properties fo:font-variant="normal" fo:text-transform="none" fo:color="#000000" style:font-name="Sans serif" fo:font-size="10.5pt" fo:letter-spacing="normal" fo:font-style="normal" style:text-underline-style="none" fo:font-weight="normal" officeooo:rsid="001f9ee6"/>
    </style:style>
    <style:style style:name="T33" style:family="text">
      <style:text-properties fo:font-variant="normal" fo:text-transform="none" fo:color="#000000" style:font-name="Sans serif" fo:font-size="10.5pt" fo:letter-spacing="normal" fo:font-style="normal" style:text-underline-style="none" fo:font-weight="bold"/>
    </style:style>
    <style:style style:name="T34" style:family="text">
      <style:text-properties fo:font-variant="normal" fo:text-transform="none" fo:color="#000000" style:font-name="Sans serif" fo:font-size="10.5pt" fo:letter-spacing="normal" fo:font-style="normal" style:text-underline-style="none" fo:font-weight="bold" officeooo:rsid="000507b7"/>
    </style:style>
    <style:style style:name="T35" style:family="text">
      <style:text-properties fo:font-variant="normal" fo:text-transform="none" fo:color="#000000" style:font-name="Ubuntu" fo:font-size="10.5pt" fo:letter-spacing="normal" fo:font-style="normal" style:text-underline-style="none" fo:font-weight="normal"/>
    </style:style>
    <style:style style:name="T36" style:family="text">
      <style:text-properties fo:font-variant="normal" fo:text-transform="none" fo:color="#000000" style:font-name="Ubuntu" fo:font-size="10.5pt" fo:letter-spacing="normal" fo:font-style="normal" style:text-underline-style="none" fo:font-weight="normal" officeooo:rsid="001f9ee6"/>
    </style:style>
    <style:style style:name="T37" style:family="text">
      <style:text-properties fo:font-variant="normal" fo:text-transform="none" fo:color="#000000" style:font-name="Ubuntu" fo:font-size="10.5pt" fo:letter-spacing="normal" fo:font-style="normal" style:text-underline-style="none" fo:font-weight="bold"/>
    </style:style>
    <style:style style:name="T38" style:family="text">
      <style:text-properties fo:font-variant="normal" fo:text-transform="none" fo:color="#000000" style:font-name="Ubuntu" fo:font-size="10.5pt" fo:letter-spacing="normal" fo:font-style="normal" style:text-underline-style="none" fo:font-weight="bold" officeooo:rsid="000507b7"/>
    </style:style>
    <style:style style:name="T39" style:family="text">
      <style:text-properties officeooo:rsid="0008a4f2"/>
    </style:style>
    <style:style style:name="T40" style:family="text">
      <style:text-properties officeooo:rsid="0009be9b"/>
    </style:style>
    <style:style style:name="T41" style:family="text">
      <style:text-properties officeooo:rsid="000a7220"/>
    </style:style>
    <style:style style:name="T42" style:family="text">
      <style:text-properties officeooo:rsid="000aca76"/>
    </style:style>
    <style:style style:name="T43" style:family="text">
      <style:text-properties officeooo:rsid="000bc6bd"/>
    </style:style>
    <style:style style:name="T44" style:family="text">
      <style:text-properties officeooo:rsid="000d5dbe"/>
    </style:style>
    <style:style style:name="T45" style:family="text">
      <style:text-properties officeooo:rsid="0010b4b3"/>
    </style:style>
    <style:style style:name="T46" style:family="text">
      <style:text-properties officeooo:rsid="00174df3"/>
    </style:style>
    <style:style style:name="T47" style:family="text">
      <style:text-properties style:text-underline-style="none"/>
    </style:style>
    <style:style style:name="T48" style:family="text">
      <style:text-properties fo:color="#000000" style:text-underline-style="none"/>
    </style:style>
    <style:style style:name="T49" style:family="text">
      <style:text-properties fo:color="#000000" style:font-name="Sans" style:text-underline-style="none"/>
    </style:style>
    <style:style style:name="T50" style:family="text">
      <style:text-properties fo:color="#000000" style:font-name="Sans serif" style:text-underline-style="none"/>
    </style:style>
    <style:style style:name="T51" style:family="text">
      <style:text-properties fo:color="#000000" style:font-name="Ubuntu"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
      <text:p text:style-name="P7"/>
      <text:p text:style-name="P7"><text:span text:style-name="T39">Image </text:span>File classification based on the similar and dissimilar features present in <text:span text:style-name="T44">it</text:span>. The aim of this project is to map a <text:span text:style-name="T45">given set of</text:span> files <text:span text:style-name="T45">based on their</text:span> similar <text:span text:style-name="T45">and dissimilar </text:span>features <text:span text:style-name="T45">i.e map similar ones</text:span> nearer <text:span text:style-name="T45">and vice versa to the dissimilar ones</text:span>. The above project falls under the category system software. Currently we have options like classification of files based on type, date, size and so on. We do not have a system software that classifies the files based on the content. </text:p>
      <text:p text:style-name="P7"><text:s/></text:p>
      <text:p text:style-name="P8">We achieve such <text:span text:style-name="T1">a file </text:span>classification using <text:span text:style-name="T40">dimensionality reduction algorithms like</text:span> T-SNE <text:span text:style-name="T40">(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8"/>
      <text:p text:style-name="P11">However in the process, we use convolutional neural networks that needs to be trained ( supervised machine learning), but this is only for practical convenience and greater effeciency and not a <text:s/>requirement or a flaw.</text:p>
      <text:p text:style-name="P8"><text:span text:style-name="T1"><text:s text:c="3"/></text:span></text:p>
      <text:p text:style-name="P9"/>
      <text:p text:style-name="P12">In this project we are using Image files, as one can easily identify how the images have been classified. Images are basically made up of pixlels and each pixel has a certain RGB value and a <text:span text:style-name="T41">set of pixels making up a part of image may constitue a </text:span><text:s/>feature. <text:s/></text:p>
      <text:p text:style-name="P12"/>
      <text:p text:style-name="P13"><text:span text:style-name="T42">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42">array of </text:span>floating point <text:span text:style-name="T42">values.</text:span> </text:p>
      <text:p text:style-name="P13"/>
      <text:p text:style-name="P13">This large array of floating points containg the feature set<text:span text:style-name="T43">s</text:span> is provided to the T-SNE algorithm which maps them into <text:span text:style-name="T46">lower dimensions as specified which maybe a cluster of images (3D), 2D Map or linear collection(1D). We need to take into account the fact that <text:s/>reducing the mappings to lower dimensions results in significant loss of spatial information. However the accuracy of mappings can be improved by training the image classifier CNN with larger and more diverse dataset.</text:span></text:p>
      <text:p text:style-name="P14"/>
      <text:p text:style-name="P16">Concepts :</text:p>
      <text:p text:style-name="P10"/>
      <text:p text:style-name="P15">Convolutional Neural Network</text:p>
      <text:p text:style-name="P15"/>
      <text:p text:style-name="P1"><text:span text:style-name="T35">In </text:span><text:a xlink:type="simple" xlink:href="https://en.wikipedia.org/wiki/Machine_learning" text:style-name="Internet_20_link" text:visited-style-name="Visited_20_Internet_20_Link"><text:span text:style-name="T20">machine learning</text:span></text:a><text:span text:style-name="T35">, a </text:span><text:span text:style-name="T37">convolutional neural network </text:span><text:span text:style-name="T35">(</text:span><text:span text:style-name="T37">CNN</text:span><text:span text:style-name="T35">, or </text:span><text:span text:style-name="T37">ConvNet</text:span><text:span text:style-name="T35">) is a class of deep, </text:span><text:span text:style-name="T36">feed forward</text:span><text:span text:style-name="T20"> </text:span><text:a xlink:type="simple" xlink:href="https://en.wikipedia.org/wiki/Artificial_neural_network" text:style-name="Internet_20_link" text:visited-style-name="Visited_20_Internet_20_Link"><text:span text:style-name="T51">artificial neural networks</text:span></text:a><text:span text:style-name="T20"> </text:span><text:span text:style-name="T35">that has successfully been applied to analyzing visual imagery.</text:span></text:p>
      <text:p text:style-name="P2"><text:span text:style-name="T35">CNNs use a variation of </text:span><text:a xlink:type="simple" xlink:href="https://en.wikipedia.org/wiki/Multilayer_perceptron" text:style-name="Internet_20_link" text:visited-style-name="Visited_20_Internet_20_Link"><text:span text:style-name="T51">multilayer perceptrons</text:span></text:a><text:span text:style-name="T20"> </text:span><text:span text:style-name="T35">designed to require minimal </text:span><text:a xlink:type="simple" xlink:href="https://en.wikipedia.org/wiki/Data_pre-processing" text:style-name="Internet_20_link" text:visited-style-name="Visited_20_Internet_20_Link"><text:span text:style-name="T20">preprocessing</text:span></text:a><text:span text:style-name="T35">.They are also known as </text:span><text:span text:style-name="T37">shift invariant </text:span><text:span text:style-name="T35">or </text:span><text:span text:style-name="T37">space invariant artificial neural networks </text:span><text:span text:style-name="T35">(</text:span><text:span text:style-name="T37">SIANN</text:span><text:span text:style-name="T35">), based on their shared-weights architecture and </text:span><text:a xlink:type="simple" xlink:href="https://en.wikipedia.org/wiki/Translation_invariance" text:style-name="Internet_20_link" text:visited-style-name="Visited_20_Internet_20_Link"><text:span text:style-name="T51">translation invariance</text:span></text:a><text:span text:style-name="T20"> </text:span><text:span text:style-name="T35">characteristics.</text:span></text:p>
      <text:p text:style-name="P2"><text:span text:style-name="T35">Convolutional networks were </text:span><text:a xlink:type="simple" xlink:href="https://en.wikipedia.org/wiki/Mathematical_biology" text:style-name="Internet_20_link" text:visited-style-name="Visited_20_Internet_20_Link"><text:span text:style-name="T51">inspired</text:span></text:a><text:span text:style-name="T20"> </text:span><text:span text:style-name="T35">by </text:span><text:a xlink:type="simple" xlink:href="https://en.wikipedia.org/wiki/Biological" text:style-name="Internet_20_link" text:visited-style-name="Visited_20_Internet_20_Link"><text:span text:style-name="T51">biological</text:span></text:a><text:span text:style-name="T20"> </text:span><text:span text:style-name="T35">processes</text:span><text:span text:style-name="T22"> </text:span><text:span text:style-name="T35">in that the connectivity pattern between </text:span><text:a xlink:type="simple" xlink:href="https://en.wikipedia.org/wiki/Artificial_neuron" text:style-name="Internet_20_link" text:visited-style-name="Visited_20_Internet_20_Link"><text:span text:style-name="T51">neurons</text:span></text:a><text:span text:style-name="T20"> </text:span><text:span text:style-name="T35">resembles the organization of the animal </text:span><text:a xlink:type="simple" xlink:href="https://en.wikipedia.org/wiki/Visual_cortex" text:style-name="Internet_20_link" text:visited-style-name="Visited_20_Internet_20_Link"><text:span text:style-name="T20">visual cortex</text:span></text:a><text:span text:style-name="T35">. Individual </text:span><text:a xlink:type="simple" xlink:href="https://en.wikipedia.org/wiki/Cortical_neuron" text:style-name="Internet_20_link" text:visited-style-name="Visited_20_Internet_20_Link"><text:span text:style-name="T51">cortical neurons</text:span></text:a><text:span text:style-name="T20"> </text:span><text:span text:style-name="T35">respond to stimuli only in a restricted region of the </text:span><text:a xlink:type="simple" xlink:href="https://en.wikipedia.org/wiki/Visual_field" text:style-name="Internet_20_link" text:visited-style-name="Visited_20_Internet_20_Link"><text:span text:style-name="T51">visual field</text:span></text:a><text:span text:style-name="T20"> </text:span><text:span text:style-name="T35">known as the </text:span><text:a xlink:type="simple" xlink:href="https://en.wikipedia.org/wiki/Receptive_field" text:style-name="Internet_20_link" text:visited-style-name="Visited_20_Internet_20_Link"><text:span text:style-name="T20">receptive field</text:span></text:a><text:span text:style-name="T35">. The receptive fields of different neurons partially overlap such that they cover the entire visual field.</text:span></text:p>
      <text:p text:style-name="P3"><text:span text:style-name="T35">CNNs use relatively little pre-processing compared to other </text:span><text:a xlink:type="simple" xlink:href="https://en.wikipedia.org/wiki/Image_classification" text:style-name="Internet_20_link" text:visited-style-name="Visited_20_Internet_20_Link"><text:span text:style-name="T20">image classification algorithms</text:span></text:a><text:span text:style-name="T35">. This means that the network learns the </text:span><text:a xlink:type="simple" xlink:href="https://en.wikipedia.org/wiki/Filter_(signal_processing)" text:style-name="Internet_20_link" text:visited-style-name="Visited_20_Internet_20_Link"><text:span text:style-name="T51">filters</text:span></text:a><text:span text:style-name="T20"> </text:span><text:span text:style-name="T35">that in traditional algorithms were </text:span><text:a xlink:type="simple" xlink:href="https://en.wikipedia.org/wiki/Feature_engineering" text:style-name="Internet_20_link" text:visited-style-name="Visited_20_Internet_20_Link"><text:span text:style-name="T20">hand-engineered</text:span></text:a><text:span text:style-name="T35">. This independence from prior knowledge and human effort in feature design is a major advantage.</text:span></text:p>
      <text:p text:style-name="P2"><text:span text:style-name="T35">They have applications in </text:span><text:a xlink:type="simple" xlink:href="https://en.wikipedia.org/wiki/Computer_vision" text:style-name="Internet_20_link" text:visited-style-name="Visited_20_Internet_20_Link"><text:span text:style-name="T20">image and video recognition</text:span></text:a><text:span text:style-name="T35">, </text:span><text:a xlink:type="simple" xlink:href="https://en.wikipedia.org/wiki/Recommender_system" text:style-name="Internet_20_link" text:visited-style-name="Visited_20_Internet_20_Link"><text:span text:style-name="T20">recommender systems</text:span></text:a><text:span text:style-name="T22"> <text:s/></text:span><text:span text:style-name="T35">and </text:span><text:a xlink:type="simple" xlink:href="https://en.wikipedia.org/wiki/Natural_language_processing" text:style-name="Internet_20_link" text:visited-style-name="Visited_20_Internet_20_Link"><text:span text:style-name="T20">na</text:span></text:a><text:span text:style-name="T21">tural language processing. </text:span></text:p>
      <text:p text:style-name="P19"><text:span text:style-name="T12">C</text:span><text:span text:style-name="T11">NN in this project is used for extracting feature sets from an image. Feature sets identified by a CNN depends on how well and how diversely it has been trained.</text:span></text:p>
      <text:p text:style-name="P4"><text:span text:style-name="T2"><text:s/></text:span><text:s/></text:p>
      <text:p text:style-name="P1"><text:span text:style-name="T37">t-distributed stochastic neighbor embedding (t-SNE) </text:span><text:span text:style-name="T38">i</text:span><text:span text:style-name="T35">s a </text:span><text:a xlink:type="simple" xlink:href="https://en.wikipedia.org/wiki/Machine_learning" text:style-name="Internet_20_link" text:visited-style-name="Visited_20_Internet_20_Link"><text:span text:style-name="T51">machine learning</text:span></text:a><text:span text:style-name="T20"> </text:span><text:span text:style-name="T35">algorithm for </text:span><text:a xlink:type="simple" xlink:href="https://en.wikipedia.org/wiki/Dimensionality_reduction" text:style-name="Internet_20_link" text:visited-style-name="Visited_20_Internet_20_Link"><text:span text:style-name="T20">dimensionality reduction</text:span></text:a><text:span text:style-name="T35">developed by </text:span><text:a xlink:type="simple" xlink:href="https://en.wikipedia.org/wiki/Geoffrey_Hinton" text:style-name="Internet_20_link" text:visited-style-name="Visited_20_Internet_20_Link"><text:span text:style-name="T51">Geoffrey Hinton</text:span></text:a><text:span text:style-name="T20"> </text:span><text:span text:style-name="T35">and Laurens van der Maaten. It is a </text:span><text:a xlink:type="simple" xlink:href="https://en.wikipedia.org/wiki/Nonlinear_dimensionality_reduction" text:style-name="Internet_20_link" text:visited-style-name="Visited_20_Internet_20_Link"><text:span text:style-name="T51">nonlinear dimensionality reduction</text:span></text:a><text:span text:style-name="T20"> </text:span><text:span text:style-name="T35">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20">scatter plot</text:span></text:a><text:span text:style-name="T35">. Specifically, it models each high-dimensional object by a two- or three-dimensional point in such a way that similar objects are modeled by nearby points and dissimilar objects are modeled by distant points.</text:span></text:p>
      <text:p text:style-name="P3"><text:span text:style-name="T35">The t-SNE algorithm comprises two main stages. First, t-SNE constructs a </text:span><text:a xlink:type="simple" xlink:href="https://en.wikipedia.org/wiki/Probability_distribution" text:style-name="Internet_20_link" text:visited-style-name="Visited_20_Internet_20_Link"><text:span text:style-name="T51">probability distribution</text:span></text:a><text:span text:style-name="T20"> </text:span><text:span text:style-name="T35">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51">Kullback–Leibler divergence</text:span></text:a><text:span text:style-name="T20"> </text:span><text:span text:style-name="T35">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51">Euclidean distance</text:span></text:a><text:span text:style-name="T20"> </text:span><text:span text:style-name="T35">between objects as the base of its similarity metric, this should be changed as appropriate.</text:span></text:p>
      <text:p text:style-name="P2"><text:span text:style-name="T35">t-SNE has been used in a wide range of applications, including </text:span><text:a xlink:type="simple" xlink:href="https://en.wikipedia.org/wiki/Computer_security" text:style-name="Internet_20_link" text:visited-style-name="Visited_20_Internet_20_Link"><text:span text:style-name="T51">computer security</text:span></text:a><text:span text:style-name="T20"> </text:span><text:span text:style-name="T35">research, </text:span><text:a xlink:type="simple" xlink:href="https://en.wikipedia.org/wiki/Music_analysis" text:style-name="Internet_20_link" text:visited-style-name="Visited_20_Internet_20_Link"><text:span text:style-name="T20">music analysis</text:span></text:a><text:span text:style-name="T35">,</text:span><text:a xlink:type="simple" xlink:href="https://en.wikipedia.org/wiki/Cancer_research" text:style-name="Internet_20_link" text:visited-style-name="Visited_20_Internet_20_Link"><text:span text:style-name="T20">cancer research</text:span></text:a><text:span text:style-name="T35">,</text:span><text:a xlink:type="simple" xlink:href="https://en.wikipedia.org/wiki/Bioinformatics" text:style-name="Internet_20_link" text:visited-style-name="Visited_20_Internet_20_Link"><text:span text:style-name="T20">bioinformatics</text:span></text:a><text:span text:style-name="T35">,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20">artificial neural network</text:span></text:a><text:span text:style-name="T35">.</text:span></text:p>
      <text:p text:style-name="P4"/>
      <text:p text:style-name="P15">Applications:</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Sans" svg:font-family="Sans" style:font-family-generic="swiss"/>
    <style:font-face style:name="Sans serif" svg:font-family="'Sans serif'"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12:06:04.185847311</dc:date>
    <meta:editing-duration>PT56M52S</meta:editing-duration>
    <meta:editing-cycles>29</meta:editing-cycles>
    <meta:generator>LibreOffice/5.1.6.2$Linux_X86_64 LibreOffice_project/10m0$Build-2</meta:generator>
    <meta:document-statistic meta:table-count="0" meta:image-count="0" meta:object-count="0" meta:page-count="3" meta:paragraph-count="21" meta:word-count="806" meta:character-count="5295" meta:non-whitespace-character-count="4491"/>
  </office:meta>
</office:document-meta>
</file>